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95cm" fo:min-width="19.077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9cm" fo:min-width="0.4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79cm" fo:min-width="0.47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112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667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27cm" fo:min-width="0.47cm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.051cm" fo:margin-bottom="0cm" fo:text-indent="0cm"/>
    </style:style>
    <style:style style:name="P2" style:family="paragraph">
      <style:paragraph-properties fo:margin-left="0cm" fo:margin-right="0cm" fo:margin-top="0.051cm" fo:margin-bottom="0cm" fo:line-height="100%" fo:text-indent="0cm"/>
      <style:text-properties fo:font-size="10pt" style:font-size-asian="10pt" style:font-size-complex="10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style:font-name="Liberation Mono" fo:font-size="11pt"/>
    </style:style>
    <style:style style:name="P5" style:family="paragraph">
      <style:paragraph-properties fo:text-align="center" style:writing-mode="lr-tb"/>
      <style:text-properties style:font-name="Liberation Mono" fo:font-size="11pt"/>
    </style:style>
    <style:style style:name="P6" style:family="paragraph">
      <style:paragraph-properties fo:text-align="center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-color="#ffffff"/>
      <style:paragraph-properties fo:text-align="center" style:writing-mode="lr-tb"/>
      <style:text-properties style:font-name="Liberation Mono" fo:font-size="1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 style:writing-mode="lr-tb"/>
      <style:text-properties style:font-name="Liberation Mono" fo:font-size="11pt"/>
    </style:style>
    <style:style style:name="P10" style:family="paragraph">
      <style:paragraph-properties fo:text-align="center"/>
      <style:text-properties style:font-name="Liberation Mono" fo:font-size="10pt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paragraph-properties fo:text-align="center" style:writing-mode="lr-tb"/>
      <style:text-properties style:font-name="Liberation Mono" fo:font-size="10pt" style:letter-kerning="true" style:font-name-asian="Noto Sans CJK SC" style:font-size-asian="18pt" style:font-name-complex="Noto Sans Devanagari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0pt" style:font-size-complex="10pt"/>
    </style:style>
    <style:style style:name="T3" style:family="text">
      <style:text-properties fo:font-size="6pt" fo:font-weight="bold" style:font-weight-asian="bold" style:font-weight-complex="bold"/>
    </style:style>
    <style:style style:name="T4" style:family="text">
      <style:text-properties fo:font-size="6pt" style:font-size-asian="10pt" style:font-size-complex="10pt"/>
    </style:style>
    <style:style style:name="T5" style:family="text">
      <style:text-properties fo:font-size="14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Mono" fo:font-size="11pt"/>
    </style:style>
    <style:style style:name="T7" style:family="text">
      <style:text-properties style:font-name="Liberation Mono"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4.974cm" svg:height="17.145cm" svg:x="1.108cm" svg:y="1cm">
          <draw:text-box>
            <text:p><text:span text:style-name="T1">Sorting</text:span></text:p>
            <text:p text:style-name="P1"><text:span text:style-name="T2">- Sorting is the </text:span><text:span text:style-name="T2">process of </text:span><text:span text:style-name="T2">arranging data </text:span><text:span text:style-name="T2">in a specific </text:span><text:span text:style-name="T2">order </text:span><text:span text:style-name="T2">(ascending or </text:span><text:span text:style-name="T2">descending) </text:span></text:p>
            <text:p text:style-name="P1"><text:span text:style-name="T2">- Sorting is </text:span><text:span text:style-name="T2">fundamental </text:span><text:span text:style-name="T2">for optimizing </text:span><text:span text:style-name="T2">the efficiency </text:span><text:span text:style-name="T2">of other </text:span><text:span text:style-name="T2">algorithms </text:span><text:span text:style-name="T2">(search)</text:span></text:p>
            <text:p><text:span text:style-name="T3"/></text:p>
            <text:p><text:span text:style-name="T1">Common </text:span><text:span text:style-name="T1">Sorting </text:span><text:span text:style-name="T1">Algorithm</text:span><text:span text:style-name="T1">s</text:span></text:p>
            <text:p text:style-name="P2"><text:span text:style-name="T4"/></text:p>
            <text:p text:style-name="P2"><text:span text:style-name="T2">- </text:span><text:span text:style-name="T5">Bubble</text:span></text:p>
            <text:p text:style-name="P2"><text:span text:style-name="T2"><text:s text:c="2"/></text:span><text:span text:style-name="T2">- Repeatedly </text:span><text:span text:style-name="T2">steps thought </text:span><text:span text:style-name="T2">the data, </text:span><text:span text:style-name="T2">comparing </text:span><text:span text:style-name="T2">adjacent </text:span><text:span text:style-name="T2">elements, and </text:span><text:span text:style-name="T2">swap them </text:span></text:p>
            <text:p text:style-name="P2"><text:span text:style-name="T2"><text:s text:c="4"/></text:span><text:span text:style-name="T2">if they are in </text:span><text:span text:style-name="T2">the wrong </text:span><text:span text:style-name="T2">order</text:span></text:p>
            <text:p text:style-name="P2"><text:span text:style-name="T4"/></text:p>
            <text:p text:style-name="P2"><text:span text:style-name="T2">- </text:span><text:span text:style-name="T5">Selection</text:span></text:p>
            <text:p text:style-name="P2"><text:span text:style-name="T2"><text:s text:c="2"/></text:span><text:span text:style-name="T2">- Divide the </text:span><text:span text:style-name="T2">data in two </text:span><text:span text:style-name="T2">parts: sorted </text:span><text:span text:style-name="T2">and unsorted</text:span></text:p>
            <text:p text:style-name="P2"><text:span text:style-name="T2"><text:s text:c="2"/></text:span><text:span text:style-name="T2">- Repeatedly </text:span><text:span text:style-name="T2">selects the </text:span><text:span text:style-name="T2">smallest (or </text:span><text:span text:style-name="T2">largest) </text:span><text:span text:style-name="T2">element from </text:span><text:span text:style-name="T2">the unsorted </text:span><text:span text:style-name="T2">part and</text:span></text:p>
            <text:p text:style-name="P2"><text:span text:style-name="T2"><text:s text:c="4"/></text:span><text:span text:style-name="T2">Move to the </text:span><text:span text:style-name="T2">sorted part</text:span></text:p>
            <text:p text:style-name="P2"><text:span text:style-name="T4"/></text:p>
            <text:p text:style-name="P2"><text:span text:style-name="T2">- </text:span><text:span text:style-name="T5">Insertion</text:span></text:p>
            <text:p text:style-name="P2"><text:span text:style-name="T2"><text:s text:c="2"/></text:span><text:span text:style-name="T2">- Repeatedly </text:span><text:span text:style-name="T2">find the correct </text:span><text:span text:style-name="T2">position for </text:span><text:span text:style-name="T2">new elements, </text:span><text:span text:style-name="T2">moving the </text:span><text:span text:style-name="T2">existing </text:span><text:span text:style-name="T2">elements</text:span></text:p>
            <text:p text:style-name="P2"><text:span text:style-name="T2"><text:s text:c="4"/></text:span><text:span text:style-name="T2">To open </text:span><text:span text:style-name="T2">space for new </text:span><text:span text:style-name="T2">elements</text:span></text:p>
            <text:p text:style-name="P2"><text:span text:style-name="T4"/></text:p>
            <text:p text:style-name="P2"><text:span text:style-name="T2">- </text:span><text:span text:style-name="T5">Merge</text:span><text:span text:style-name="T2"> (divide </text:span><text:span text:style-name="T2">and conquer)</text:span></text:p>
            <text:p text:style-name="P2"><text:span text:style-name="T2"><text:s text:c="2"/></text:span><text:span text:style-name="T2">- Recursively, </text:span><text:span text:style-name="T2">divides the </text:span><text:span text:style-name="T2">data in two </text:span><text:span text:style-name="T2">halves, sort </text:span><text:span text:style-name="T2">each half and </text:span><text:span text:style-name="T2">then merge the</text:span></text:p>
            <text:p text:style-name="P2"><text:span text:style-name="T2"><text:s text:c="4"/></text:span><text:span text:style-name="T2">sorted </text:span><text:span text:style-name="T2">halves</text:span></text:p>
            <text:p text:style-name="P2"><text:span text:style-name="T4"/></text:p>
            <text:p text:style-name="P2"><text:span text:style-name="T2">- </text:span><text:span text:style-name="T5">Quick</text:span><text:span text:style-name="T2"> (Divide </text:span><text:span text:style-name="T2">and conquer</text:span></text:p>
            <text:p text:style-name="P2"><text:span text:style-name="T2"><text:s text:c="2"/></text:span><text:span text:style-name="T2">- Picks a </text:span><text:span text:style-name="T2">pivot element, </text:span><text:span text:style-name="T2">partitions the </text:span><text:span text:style-name="T2">data around </text:span><text:span text:style-name="T2">the pivot, and </text:span><text:span text:style-name="T2">recursively sort </text:span><text:span text:style-name="T2">the</text:span></text:p>
            <text:p text:style-name="P2"><text:span text:style-name="T2"><text:s text:c="4"/></text:span><text:span text:style-name="T2">partitions</text:span></text:p>
            <text:p text:style-name="P2"><text:span text:style-name="T4"/></text:p>
            <text:p text:style-name="P2"><text:span text:style-name="T2">- </text:span><text:span text:style-name="T5">Heap</text:span></text:p>
            <text:p text:style-name="P2"><text:span text:style-name="T2"><text:s text:c="2"/></text:span><text:span text:style-name="T2">- Utilizes a </text:span><text:span text:style-name="T2">binary heap </text:span><text:span text:style-name="T2">data structure</text:span></text:p>
            <text:p text:style-name="P2"><text:span text:style-name="T2"><text:s text:c="2"/></text:span><text:span text:style-name="T2">- Builds a </text:span><text:span text:style-name="T2">max heap from </text:span><text:span text:style-name="T2">the input data </text:span><text:span text:style-name="T2">and then </text:span><text:span text:style-name="T2">repeatedly </text:span><text:span text:style-name="T2">extracts the </text:span><text:span text:style-name="T2">max</text:span></text:p>
            <text:p text:style-name="P2"><text:span text:style-name="T2"><text:s text:c="4"/></text:span><text:span text:style-name="T2">Element </text:span><text:span text:style-name="T2">from the heap </text:span><text:span text:style-name="T2">and add to the </text:span><text:span text:style-name="T2">end of the </text:span><text:span text:style-name="T2">data.</text:span></text:p>
          </draw:text-box>
        </draw:frame>
      </draw:page>
      <draw:page draw:name="page2" draw:style-name="dp1" draw:master-page-name="Default">
        <draw:custom-shape draw:style-name="gr2" draw:text-style-name="P5" draw:layer="layout" svg:width="0.97cm" svg:height="0.999cm" svg:x="25.465cm" svg:y="6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0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5.475cm" svg:y="5.432cm">
          <text:p text:style-name="P6">2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24.506cm" svg:y="5.432cm">
          <text:p text:style-name="P8"><text:span text:style-name="T7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3.542cm" svg:y="5.432cm">
          <text:p text:style-name="P6">2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22.572cm" svg:y="5.432cm">
          <text:p text:style-name="P8"><text:span text:style-name="T7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21.637cm" svg:y="5.432cm">
          <text:p text:style-name="P8"><text:span text:style-name="T7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0.678cm" svg:y="5.432cm">
          <text:p text:style-name="P6">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9.714cm" svg:y="5.432cm">
          <text:p text:style-name="P8"><text:span text:style-name="T7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8.755cm" svg:y="5.432cm">
          <text:p text:style-name="P6"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7.827cm" svg:y="5.432cm">
          <text:p text:style-name="P8"><text:span text:style-name="T7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6.868cm" svg:y="5.432cm">
          <text:p text:style-name="P6"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5.904cm" svg:y="5.432cm">
          <text:p text:style-name="P8"><text:span text:style-name="T7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4.945cm" svg:y="5.432cm">
          <text:p text:style-name="P8"><text:span text:style-name="T7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4.017cm" svg:y="5.432cm">
          <text:p text:style-name="P6"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3.058cm" svg:y="5.432cm">
          <text:p text:style-name="P6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2.094cm" svg:y="5.432cm">
          <text:p text:style-name="P8"><text:span text:style-name="T7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1.135cm" svg:y="5.432cm">
          <text:p text:style-name="P8"><text:span text:style-name="T7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10.189cm" svg:y="5.432cm">
          <text:p text:style-name="P6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9.219cm" svg:y="5.432cm">
          <text:p text:style-name="P8"><text:span text:style-name="T7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8.266cm" svg:y="5.432cm">
          <text:p text:style-name="P8"><text:span text:style-name="T7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7.296cm" svg:y="5.432cm">
          <text:p text:style-name="P6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6.379cm" svg:y="5.432cm">
          <text:p text:style-name="P8"><text:span text:style-name="T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5.409cm" svg:y="5.432cm">
          <text:p text:style-name="P6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4.456cm" svg:y="5.432cm">
          <text:p text:style-name="P8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3.486cm" svg:y="5.432cm">
          <text:p text:style-name="P8"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cm" svg:x="2.523cm" svg:y="5.432cm">
          <text:p text:style-name="P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423cm">
          <text:p text:style-name="P10"><text:span text:style-name="T7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817cm" svg:height="0.962cm" svg:x="1.061cm" svg:y="1cm">
          <draw:text-box>
            <text:p>Bubble Sort</text:p>
          </draw:text-box>
        </draw:frame>
        <draw:frame draw:style-name="gr6" draw:text-style-name="P11" draw:layer="layout" svg:width="25.4cm" svg:height="1.362cm" svg:x="1.317cm" svg:y="2.27cm">
          <draw:text-box>
            <text:p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st</text:span><text:span text:style-name="T2">e</text:span><text:span text:style-name="T2">p</text:span><text:span text:style-name="T2">s </text:span><text:span text:style-name="T2">th</text:span><text:span text:style-name="T2">o</text:span><text:span text:style-name="T2">u</text:span><text:span text:style-name="T2">g</text:span><text:span text:style-name="T2">ht </text:span><text:span text:style-name="T2">th</text:span><text:span text:style-name="T2">e </text:span><text:span text:style-name="T2">d</text:span><text:span text:style-name="T2">at</text:span><text:span text:style-name="T2">a, </text:span><text:span text:style-name="T2">c</text:span><text:span text:style-name="T2">o</text:span><text:span text:style-name="T2">m</text:span><text:span text:style-name="T2">p</text:span><text:span text:style-name="T2">ar</text:span><text:span text:style-name="T2">in</text:span><text:span text:style-name="T2">g </text:span><text:span text:style-name="T2">a</text:span><text:span text:style-name="T2">dj</text:span><text:span text:style-name="T2">a</text:span><text:span text:style-name="T2">c</text:span><text:span text:style-name="T2">e</text:span><text:span text:style-name="T2">nt </text:span><text:span text:style-name="T2">el</text:span><text:span text:style-name="T2">e</text:span><text:span text:style-name="T2">m</text:span><text:span text:style-name="T2">e</text:span><text:span text:style-name="T2">nt</text:span><text:span text:style-name="T2">s, </text:span><text:span text:style-name="T2">a</text:span><text:span text:style-name="T2">n</text:span><text:span text:style-name="T2">d </text:span><text:span text:style-name="T2">s</text:span><text:span text:style-name="T2">w</text:span><text:span text:style-name="T2">a</text:span><text:span text:style-name="T2">p </text:span><text:span text:style-name="T2">th</text:span><text:span text:style-name="T2">e</text:span><text:span text:style-name="T2">m </text:span><text:span text:style-name="T2">if </text:span><text:span text:style-name="T2">th</text:span><text:span text:style-name="T2">e</text:span><text:span text:style-name="T2">y </text:span><text:span text:style-name="T2">ar</text:span><text:span text:style-name="T2">e </text:span><text:span text:style-name="T2">in </text:span><text:span text:style-name="T2">th</text:span><text:span text:style-name="T2">e </text:span><text:span text:style-name="T2">w</text:span><text:span text:style-name="T2">ro</text:span><text:span text:style-name="T2">n</text:span><text:span text:style-name="T2">g </text:span><text:span text:style-name="T2">or</text:span><text:span text:style-name="T2">d</text:span><text:span text:style-name="T2">er</text:span></text:p>
          </draw:text-box>
        </draw:frame>
      </draw:page>
      <draw:page draw:name="page3" draw:style-name="dp1" draw:master-page-name="Default">
        <draw:custom-shape draw:style-name="gr2" draw:text-style-name="P5" draw:layer="layout" svg:width="0.97cm" svg:height="0.999cm" svg:x="25.465cm" svg:y="6.7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7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7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7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7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7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7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7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7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7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7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7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7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7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7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7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7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7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7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7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7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7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0.97cm" svg:height="0.52cm" svg:x="25.475cm" svg:y="6.132cm">
          <text:p text:style-name="P6">2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24.506cm" svg:y="6.132cm">
          <text:p text:style-name="P8"><text:span text:style-name="T7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0.97cm" svg:height="0.52cm" svg:x="23.542cm" svg:y="6.132cm">
          <text:p text:style-name="P6">2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22.572cm" svg:y="6.132cm">
          <text:p text:style-name="P8"><text:span text:style-name="T7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21.637cm" svg:y="6.132cm">
          <text:p text:style-name="P8"><text:span text:style-name="T7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2" draw:layer="layout" svg:width="0.97cm" svg:height="0.52cm" svg:x="20.678cm" svg:y="6.132cm">
          <text:p text:style-name="P6">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9.714cm" svg:y="6.132cm">
          <text:p text:style-name="P8"><text:span text:style-name="T7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layout" svg:width="0.97cm" svg:height="0.52cm" svg:x="18.755cm" svg:y="6.132cm">
          <text:p text:style-name="P6"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7.827cm" svg:y="6.132cm">
          <text:p text:style-name="P8"><text:span text:style-name="T7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0.97cm" svg:height="0.52cm" svg:x="16.868cm" svg:y="6.132cm">
          <text:p text:style-name="P6"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5.904cm" svg:y="6.132cm">
          <text:p text:style-name="P8"><text:span text:style-name="T7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4.945cm" svg:y="6.132cm">
          <text:p text:style-name="P8"><text:span text:style-name="T7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0.97cm" svg:height="0.52cm" svg:x="14.017cm" svg:y="6.132cm">
          <text:p text:style-name="P6"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0.97cm" svg:height="0.52cm" svg:x="13.058cm" svg:y="6.132cm">
          <text:p text:style-name="P6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2.094cm" svg:y="6.132cm">
          <text:p text:style-name="P8"><text:span text:style-name="T7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1.135cm" svg:y="6.132cm">
          <text:p text:style-name="P8"><text:span text:style-name="T7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0.97cm" svg:height="0.52cm" svg:x="10.189cm" svg:y="6.132cm">
          <text:p text:style-name="P6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9.219cm" svg:y="6.132cm">
          <text:p text:style-name="P8"><text:span text:style-name="T7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8.266cm" svg:y="6.132cm">
          <text:p text:style-name="P8"><text:span text:style-name="T7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draw:layer="layout" svg:width="0.97cm" svg:height="0.52cm" svg:x="7.296cm" svg:y="6.132cm">
          <text:p text:style-name="P6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6.379cm" svg:y="6.132cm">
          <text:p text:style-name="P8"><text:span text:style-name="T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0.97cm" svg:height="0.52cm" svg:x="5.409cm" svg:y="6.132cm">
          <text:p text:style-name="P6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4.456cm" svg:y="6.132cm">
          <text:p text:style-name="P8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3.486cm" svg:y="6.132cm">
          <text:p text:style-name="P8"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2" draw:layer="layout" svg:width="0.97cm" svg:height="0.52cm" svg:x="2.523cm" svg:y="6.132cm">
          <text:p text:style-name="P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6.123cm">
          <text:p text:style-name="P10"><text:span text:style-name="T7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4.452cm" svg:height="0.962cm" svg:x="1.061cm" svg:y="1cm">
          <draw:text-box>
            <text:p>Selection Sort</text:p>
          </draw:text-box>
        </draw:frame>
        <draw:frame draw:style-name="gr18" draw:text-style-name="P11" draw:layer="layout" svg:width="25.717cm" svg:height="1.917cm" svg:x="1cm" svg:y="1.94cm">
          <draw:text-box>
            <text:p><text:span text:style-name="T2">- </text:span><text:span text:style-name="T2">Di</text:span><text:span text:style-name="T2">vi</text:span><text:span text:style-name="T2">d</text:span><text:span text:style-name="T2">e </text:span><text:span text:style-name="T2">th</text:span><text:span text:style-name="T2">e </text:span><text:span text:style-name="T2">d</text:span><text:span text:style-name="T2">at</text:span><text:span text:style-name="T2">a </text:span><text:span text:style-name="T2">in </text:span><text:span text:style-name="T2">t</text:span><text:span text:style-name="T2">w</text:span><text:span text:style-name="T2">o </text:span><text:span text:style-name="T2">p</text:span><text:span text:style-name="T2">ar</text:span><text:span text:style-name="T2">ts</text:span><text:span text:style-name="T2">: </text:span><text:span text:style-name="T2">s</text:span><text:span text:style-name="T2">or</text:span><text:span text:style-name="T2">te</text:span><text:span text:style-name="T2">d </text:span><text:span text:style-name="T2">a</text:span><text:span text:style-name="T2">n</text:span><text:span text:style-name="T2">d </text:span><text:span text:style-name="T2">u</text:span><text:span text:style-name="T2">n</text:span><text:span text:style-name="T2">s</text:span><text:span text:style-name="T2">or</text:span><text:span text:style-name="T2">te</text:span><text:span text:style-name="T2">d</text:span></text:p>
            <text:p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s</text:span><text:span text:style-name="T2">el</text:span><text:span text:style-name="T2">e</text:span><text:span text:style-name="T2">ct</text:span><text:span text:style-name="T2">s </text:span><text:span text:style-name="T2">th</text:span><text:span text:style-name="T2">e </text:span><text:span text:style-name="T2">s</text:span><text:span text:style-name="T2">m</text:span><text:span text:style-name="T2">al</text:span><text:span text:style-name="T2">le</text:span><text:span text:style-name="T2">st </text:span><text:span text:style-name="T2">(o</text:span><text:span text:style-name="T2">r </text:span><text:span text:style-name="T2">la</text:span><text:span text:style-name="T2">rg</text:span><text:span text:style-name="T2">e</text:span><text:span text:style-name="T2">st</text:span><text:span text:style-name="T2">) </text:span><text:span text:style-name="T2">el</text:span><text:span text:style-name="T2">e</text:span><text:span text:style-name="T2">m</text:span><text:span text:style-name="T2">e</text:span><text:span text:style-name="T2">nt </text:span><text:span text:style-name="T2">fr</text:span><text:span text:style-name="T2">o</text:span><text:span text:style-name="T2">m </text:span><text:span text:style-name="T2">th</text:span><text:span text:style-name="T2">e </text:span><text:span text:style-name="T2">u</text:span><text:span text:style-name="T2">n</text:span><text:span text:style-name="T2">s</text:span><text:span text:style-name="T2">or</text:span><text:span text:style-name="T2">te</text:span><text:span text:style-name="T2">d </text:span><text:span text:style-name="T2">p</text:span><text:span text:style-name="T2">ar</text:span><text:span text:style-name="T2">t </text:span><text:span text:style-name="T2">a</text:span><text:span text:style-name="T2">n</text:span><text:span text:style-name="T2">d </text:span><text:span text:style-name="T2">m</text:span><text:span text:style-name="T2">o</text:span><text:span text:style-name="T2">v</text:span><text:span text:style-name="T2">e </text:span><text:span text:style-name="T2">to </text:span><text:span text:style-name="T2">th</text:span><text:span text:style-name="T2">e </text:span><text:span text:style-name="T2">s</text:span><text:span text:style-name="T2">or</text:span><text:span text:style-name="T2">te</text:span><text:span text:style-name="T2">d </text:span><text:span text:style-name="T2">p</text:span><text:span text:style-name="T2">ar</text:span><text:span text:style-name="T2">t</text:span></text:p>
          </draw:text-box>
        </draw:frame>
      </draw:page>
      <draw:page draw:name="page4" draw:style-name="dp1" draw:master-page-name="Default">
        <draw:custom-shape draw:style-name="gr2" draw:text-style-name="P5" draw:layer="layout" svg:width="0.97cm" svg:height="0.999cm" svg:x="25.465cm" svg:y="5.5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5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5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5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5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5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5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5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5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5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5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5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5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5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5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5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5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5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5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5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5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5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5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5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5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5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97cm" svg:height="0.52cm" svg:x="25.475cm" svg:y="4.932cm">
          <text:p text:style-name="P6">2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24.506cm" svg:y="4.932cm">
          <text:p text:style-name="P8"><text:span text:style-name="T7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0.97cm" svg:height="0.52cm" svg:x="23.542cm" svg:y="4.932cm">
          <text:p text:style-name="P6">2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22.572cm" svg:y="4.932cm">
          <text:p text:style-name="P8"><text:span text:style-name="T7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21.637cm" svg:y="4.932cm">
          <text:p text:style-name="P8"><text:span text:style-name="T7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97cm" svg:height="0.52cm" svg:x="20.678cm" svg:y="4.932cm">
          <text:p text:style-name="P6">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9.714cm" svg:y="4.932cm">
          <text:p text:style-name="P8"><text:span text:style-name="T7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0.97cm" svg:height="0.52cm" svg:x="18.755cm" svg:y="4.932cm">
          <text:p text:style-name="P6"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7.827cm" svg:y="4.932cm">
          <text:p text:style-name="P8"><text:span text:style-name="T7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0.97cm" svg:height="0.52cm" svg:x="16.868cm" svg:y="4.932cm">
          <text:p text:style-name="P6"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5.904cm" svg:y="4.932cm">
          <text:p text:style-name="P8"><text:span text:style-name="T7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4.945cm" svg:y="4.932cm">
          <text:p text:style-name="P8"><text:span text:style-name="T7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0.97cm" svg:height="0.52cm" svg:x="14.017cm" svg:y="4.932cm">
          <text:p text:style-name="P6"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0.97cm" svg:height="0.52cm" svg:x="13.058cm" svg:y="4.932cm">
          <text:p text:style-name="P6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2.094cm" svg:y="4.932cm">
          <text:p text:style-name="P8"><text:span text:style-name="T7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1.135cm" svg:y="4.932cm">
          <text:p text:style-name="P8"><text:span text:style-name="T7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0.97cm" svg:height="0.52cm" svg:x="10.189cm" svg:y="4.932cm">
          <text:p text:style-name="P6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9.219cm" svg:y="4.932cm">
          <text:p text:style-name="P8"><text:span text:style-name="T7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8.266cm" svg:y="4.932cm">
          <text:p text:style-name="P8"><text:span text:style-name="T7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0.97cm" svg:height="0.52cm" svg:x="7.296cm" svg:y="4.932cm">
          <text:p text:style-name="P6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6.379cm" svg:y="4.932cm">
          <text:p text:style-name="P8"><text:span text:style-name="T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2" draw:layer="layout" svg:width="0.97cm" svg:height="0.52cm" svg:x="5.409cm" svg:y="4.932cm">
          <text:p text:style-name="P6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4.456cm" svg:y="4.932cm">
          <text:p text:style-name="P8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3.486cm" svg:y="4.932cm">
          <text:p text:style-name="P8"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2" draw:layer="layout" svg:width="0.97cm" svg:height="0.52cm" svg:x="2.523cm" svg:y="4.932cm">
          <text:p text:style-name="P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4.923cm">
          <text:p text:style-name="P10"><text:span text:style-name="T7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4.278cm" svg:height="0.962cm" svg:x="1.061cm" svg:y="1cm">
          <draw:text-box>
            <text:p>Insertion Sort</text:p>
          </draw:text-box>
        </draw:frame>
        <draw:frame draw:style-name="gr6" draw:text-style-name="P11" draw:layer="layout" svg:width="25.717cm" svg:height="1.362cm" svg:x="1cm" svg:y="2.27cm">
          <draw:text-box>
            <text:p><text:span text:style-name="T2">- </text:span><text:span text:style-name="T2">R</text:span><text:span text:style-name="T2">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fi</text:span><text:span text:style-name="T2">n</text:span><text:span text:style-name="T2">d </text:span><text:span text:style-name="T2">th</text:span><text:span text:style-name="T2">e </text:span><text:span text:style-name="T2">c</text:span><text:span text:style-name="T2">or</text:span><text:span text:style-name="T2">re</text:span><text:span text:style-name="T2">ct </text:span><text:span text:style-name="T2">p</text:span><text:span text:style-name="T2">o</text:span><text:span text:style-name="T2">si</text:span><text:span text:style-name="T2">ti</text:span><text:span text:style-name="T2">o</text:span><text:span text:style-name="T2">n </text:span><text:span text:style-name="T2">fo</text:span><text:span text:style-name="T2">r </text:span><text:span text:style-name="T2">n</text:span><text:span text:style-name="T2">e</text:span><text:span text:style-name="T2">w </text:span><text:span text:style-name="T2">el</text:span><text:span text:style-name="T2">e</text:span><text:span text:style-name="T2">m</text:span><text:span text:style-name="T2">e</text:span><text:span text:style-name="T2">nt</text:span><text:span text:style-name="T2">s, </text:span><text:span text:style-name="T2">m</text:span><text:span text:style-name="T2">o</text:span><text:span text:style-name="T2">vi</text:span><text:span text:style-name="T2">n</text:span><text:span text:style-name="T2">g </text:span><text:span text:style-name="T2">th</text:span><text:span text:style-name="T2">e </text:span><text:span text:style-name="T2">e</text:span><text:span text:style-name="T2">xi</text:span><text:span text:style-name="T2">st</text:span><text:span text:style-name="T2">in</text:span><text:span text:style-name="T2">g </text:span><text:span text:style-name="T2">el</text:span><text:span text:style-name="T2">e</text:span><text:span text:style-name="T2">m</text:span><text:span text:style-name="T2">e</text:span><text:span text:style-name="T2">nt</text:span><text:span text:style-name="T2">s </text:span><text:span text:style-name="T2">o </text:span><text:span text:style-name="T2">o</text:span><text:span text:style-name="T2">p</text:span><text:span text:style-name="T2">e</text:span><text:span text:style-name="T2">n </text:span><text:span text:style-name="T2">s</text:span><text:span text:style-name="T2">p</text:span><text:span text:style-name="T2">a</text:span><text:span text:style-name="T2">c</text:span><text:span text:style-name="T2">e </text:span><text:span text:style-name="T2">fo</text:span><text:span text:style-name="T2">r </text:span><text:span text:style-name="T2">n</text:span><text:span text:style-name="T2">e</text:span><text:span text:style-name="T2">w </text:span><text:span text:style-name="T2">el</text:span><text:span text:style-name="T2">e</text:span><text:span text:style-name="T2">m</text:span><text:span text:style-name="T2">e</text:span><text:span text:style-name="T2">nt</text:span><text:span text:style-name="T2">s</text:span></text:p>
          </draw:text-box>
        </draw:frame>
      </draw:page>
      <draw:page draw:name="page5" draw:style-name="dp1" draw:master-page-name="Default">
        <draw:custom-shape draw:style-name="gr2" draw:text-style-name="P5" draw:layer="layout" svg:width="0.97cm" svg:height="0.999cm" svg:x="25.465cm" svg:y="5.9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9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9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9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9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9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9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9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9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9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9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9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9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9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9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9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9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9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9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9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9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9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9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9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9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draw:layer="layout" svg:width="0.97cm" svg:height="0.52cm" svg:x="25.475cm" svg:y="5.332cm">
          <text:p text:style-name="P6">2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24.506cm" svg:y="5.332cm">
          <text:p text:style-name="P8"><text:span text:style-name="T7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draw:layer="layout" svg:width="0.97cm" svg:height="0.52cm" svg:x="23.542cm" svg:y="5.332cm">
          <text:p text:style-name="P6">2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22.572cm" svg:y="5.332cm">
          <text:p text:style-name="P8"><text:span text:style-name="T7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21.637cm" svg:y="5.332cm">
          <text:p text:style-name="P8"><text:span text:style-name="T7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2" draw:layer="layout" svg:width="0.97cm" svg:height="0.52cm" svg:x="20.678cm" svg:y="5.332cm">
          <text:p text:style-name="P6">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9.714cm" svg:y="5.332cm">
          <text:p text:style-name="P8"><text:span text:style-name="T7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2" draw:layer="layout" svg:width="0.97cm" svg:height="0.52cm" svg:x="18.755cm" svg:y="5.332cm">
          <text:p text:style-name="P6"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7.827cm" svg:y="5.332cm">
          <text:p text:style-name="P8"><text:span text:style-name="T7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2" draw:layer="layout" svg:width="0.97cm" svg:height="0.52cm" svg:x="16.868cm" svg:y="5.332cm">
          <text:p text:style-name="P6"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5.904cm" svg:y="5.332cm">
          <text:p text:style-name="P8"><text:span text:style-name="T7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4.945cm" svg:y="5.332cm">
          <text:p text:style-name="P8"><text:span text:style-name="T7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2" draw:layer="layout" svg:width="0.97cm" svg:height="0.52cm" svg:x="14.017cm" svg:y="5.332cm">
          <text:p text:style-name="P6"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2" draw:layer="layout" svg:width="0.97cm" svg:height="0.52cm" svg:x="13.058cm" svg:y="5.332cm">
          <text:p text:style-name="P6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2.094cm" svg:y="5.332cm">
          <text:p text:style-name="P8"><text:span text:style-name="T7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1.135cm" svg:y="5.332cm">
          <text:p text:style-name="P8"><text:span text:style-name="T7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2" draw:layer="layout" svg:width="0.97cm" svg:height="0.52cm" svg:x="10.189cm" svg:y="5.332cm">
          <text:p text:style-name="P6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9.219cm" svg:y="5.332cm">
          <text:p text:style-name="P8"><text:span text:style-name="T7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8.266cm" svg:y="5.332cm">
          <text:p text:style-name="P8"><text:span text:style-name="T7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2" draw:layer="layout" svg:width="0.97cm" svg:height="0.52cm" svg:x="7.296cm" svg:y="5.332cm">
          <text:p text:style-name="P6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6.379cm" svg:y="5.332cm">
          <text:p text:style-name="P8"><text:span text:style-name="T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2" draw:layer="layout" svg:width="0.97cm" svg:height="0.52cm" svg:x="5.409cm" svg:y="5.332cm">
          <text:p text:style-name="P6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4.456cm" svg:y="5.332cm">
          <text:p text:style-name="P8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3.486cm" svg:y="5.332cm">
          <text:p text:style-name="P8"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2" draw:layer="layout" svg:width="0.97cm" svg:height="0.52cm" svg:x="2.523cm" svg:y="5.332cm">
          <text:p text:style-name="P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323cm">
          <text:p text:style-name="P10"><text:span text:style-name="T7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639cm" svg:height="0.962cm" svg:x="1.061cm" svg:y="1cm">
          <draw:text-box>
            <text:p>Merge Sort</text:p>
          </draw:text-box>
        </draw:frame>
        <draw:frame draw:style-name="gr6" draw:text-style-name="P11" draw:layer="layout" svg:width="25.331cm" svg:height="1.362cm" svg:x="1.069cm" svg:y="1.952cm">
          <draw:text-box>
            <text:p><text:span text:style-name="T2">- </text:span><text:span text:style-name="T2">R</text:span><text:span text:style-name="T2">e</text:span><text:span text:style-name="T2">c</text:span><text:span text:style-name="T2">ur</text:span><text:span text:style-name="T2">si</text:span><text:span text:style-name="T2">v</text:span><text:span text:style-name="T2">el</text:span><text:span text:style-name="T2">y, </text:span><text:span text:style-name="T2">di</text:span><text:span text:style-name="T2">vi</text:span><text:span text:style-name="T2">d</text:span><text:span text:style-name="T2">e</text:span><text:span text:style-name="T2">s </text:span><text:span text:style-name="T2">th</text:span><text:span text:style-name="T2">e </text:span><text:span text:style-name="T2">d</text:span><text:span text:style-name="T2">at</text:span><text:span text:style-name="T2">a </text:span><text:span text:style-name="T2">in </text:span><text:span text:style-name="T2">t</text:span><text:span text:style-name="T2">w</text:span><text:span text:style-name="T2">o </text:span><text:span text:style-name="T2">h</text:span><text:span text:style-name="T2">al</text:span><text:span text:style-name="T2">v</text:span><text:span text:style-name="T2">e</text:span><text:span text:style-name="T2">s, </text:span><text:span text:style-name="T2">s</text:span><text:span text:style-name="T2">or</text:span><text:span text:style-name="T2">t </text:span><text:span text:style-name="T2">e</text:span><text:span text:style-name="T2">a</text:span><text:span text:style-name="T2">c</text:span><text:span text:style-name="T2">h </text:span><text:span text:style-name="T2">h</text:span><text:span text:style-name="T2">al</text:span><text:span text:style-name="T2">f </text:span><text:span text:style-name="T2">a</text:span><text:span text:style-name="T2">n</text:span><text:span text:style-name="T2">d </text:span><text:span text:style-name="T2">th</text:span><text:span text:style-name="T2">e</text:span><text:span text:style-name="T2">n </text:span><text:span text:style-name="T2">m</text:span><text:span text:style-name="T2">er</text:span><text:span text:style-name="T2">g</text:span><text:span text:style-name="T2">e </text:span><text:span text:style-name="T2">th</text:span><text:span text:style-name="T2">e </text:span><text:span text:style-name="T2">s</text:span><text:span text:style-name="T2">or</text:span><text:span text:style-name="T2">te</text:span><text:span text:style-name="T2">d </text:span><text:span text:style-name="T2">h</text:span><text:span text:style-name="T2">al</text:span><text:span text:style-name="T2">v</text:span><text:span text:style-name="T2">e</text:span><text:span text:style-name="T2">s</text:span></text:p>
          </draw:text-box>
        </draw:frame>
      </draw:page>
      <draw:page draw:name="page6" draw:style-name="dp1" draw:master-page-name="Default">
        <draw:custom-shape draw:style-name="gr2" draw:text-style-name="P5" draw:layer="layout" svg:width="0.97cm" svg:height="0.999cm" svg:x="25.465cm" svg:y="6.1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6.1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6.1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6.1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6.1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6.1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6.1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6.1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6.1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6.1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6.1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6.1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6.1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6.1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6.1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6.1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6.1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6.1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6.1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6.1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6.1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6.1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6.1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6.1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6.1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6.1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2" draw:layer="layout" svg:width="0.97cm" svg:height="0.52cm" svg:x="25.475cm" svg:y="5.532cm">
          <text:p text:style-name="P6">2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24.506cm" svg:y="5.532cm">
          <text:p text:style-name="P8"><text:span text:style-name="T7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layout" svg:width="0.97cm" svg:height="0.52cm" svg:x="23.542cm" svg:y="5.532cm">
          <text:p text:style-name="P6">2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22.572cm" svg:y="5.532cm">
          <text:p text:style-name="P8"><text:span text:style-name="T7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21.637cm" svg:y="5.532cm">
          <text:p text:style-name="P8"><text:span text:style-name="T7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2" draw:layer="layout" svg:width="0.97cm" svg:height="0.52cm" svg:x="20.678cm" svg:y="5.532cm">
          <text:p text:style-name="P6">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9.714cm" svg:y="5.532cm">
          <text:p text:style-name="P8"><text:span text:style-name="T7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2" draw:layer="layout" svg:width="0.97cm" svg:height="0.52cm" svg:x="18.755cm" svg:y="5.532cm">
          <text:p text:style-name="P6"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7.827cm" svg:y="5.532cm">
          <text:p text:style-name="P8"><text:span text:style-name="T7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2" draw:layer="layout" svg:width="0.97cm" svg:height="0.52cm" svg:x="16.868cm" svg:y="5.532cm">
          <text:p text:style-name="P6"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5.904cm" svg:y="5.532cm">
          <text:p text:style-name="P8"><text:span text:style-name="T7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4.945cm" svg:y="5.532cm">
          <text:p text:style-name="P8"><text:span text:style-name="T7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2" draw:layer="layout" svg:width="0.97cm" svg:height="0.52cm" svg:x="14.017cm" svg:y="5.532cm">
          <text:p text:style-name="P6"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2" draw:layer="layout" svg:width="0.97cm" svg:height="0.52cm" svg:x="13.058cm" svg:y="5.532cm">
          <text:p text:style-name="P6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2.094cm" svg:y="5.532cm">
          <text:p text:style-name="P8"><text:span text:style-name="T7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1.135cm" svg:y="5.532cm">
          <text:p text:style-name="P8"><text:span text:style-name="T7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2" draw:layer="layout" svg:width="0.97cm" svg:height="0.52cm" svg:x="10.189cm" svg:y="5.532cm">
          <text:p text:style-name="P6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9.219cm" svg:y="5.532cm">
          <text:p text:style-name="P8"><text:span text:style-name="T7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8.266cm" svg:y="5.532cm">
          <text:p text:style-name="P8"><text:span text:style-name="T7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2" draw:layer="layout" svg:width="0.97cm" svg:height="0.52cm" svg:x="7.296cm" svg:y="5.532cm">
          <text:p text:style-name="P6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6.379cm" svg:y="5.532cm">
          <text:p text:style-name="P8"><text:span text:style-name="T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0.97cm" svg:height="0.52cm" svg:x="5.409cm" svg:y="5.532cm">
          <text:p text:style-name="P6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4.456cm" svg:y="5.532cm">
          <text:p text:style-name="P8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3.486cm" svg:y="5.532cm">
          <text:p text:style-name="P8"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2" draw:layer="layout" svg:width="0.97cm" svg:height="0.52cm" svg:x="2.523cm" svg:y="5.532cm">
          <text:p text:style-name="P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5.523cm">
          <text:p text:style-name="P10"><text:span text:style-name="T7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465cm" svg:height="0.962cm" svg:x="1.061cm" svg:y="1cm">
          <draw:text-box>
            <text:p>Quick Sort</text:p>
          </draw:text-box>
        </draw:frame>
        <draw:frame draw:style-name="gr6" draw:text-style-name="P11" draw:layer="layout" svg:width="25.09cm" svg:height="1.362cm" svg:x="1.31cm" svg:y="1.952cm">
          <draw:text-box>
            <text:p><text:span text:style-name="T2">- </text:span><text:span text:style-name="T2">Pi</text:span><text:span text:style-name="T2">c</text:span><text:span text:style-name="T2">k</text:span><text:span text:style-name="T2">s </text:span><text:span text:style-name="T2">a </text:span><text:span text:style-name="T2">pi</text:span><text:span text:style-name="T2">v</text:span><text:span text:style-name="T2">ot </text:span><text:span text:style-name="T2">el</text:span><text:span text:style-name="T2">e</text:span><text:span text:style-name="T2">m</text:span><text:span text:style-name="T2">e</text:span><text:span text:style-name="T2">nt</text:span><text:span text:style-name="T2">, </text:span><text:span text:style-name="T2">p</text:span><text:span text:style-name="T2">ar</text:span><text:span text:style-name="T2">tit</text:span><text:span text:style-name="T2">io</text:span><text:span text:style-name="T2">n</text:span><text:span text:style-name="T2">s </text:span><text:span text:style-name="T2">th</text:span><text:span text:style-name="T2">e </text:span><text:span text:style-name="T2">d</text:span><text:span text:style-name="T2">at</text:span><text:span text:style-name="T2">a </text:span><text:span text:style-name="T2">ar</text:span><text:span text:style-name="T2">o</text:span><text:span text:style-name="T2">u</text:span><text:span text:style-name="T2">n</text:span><text:span text:style-name="T2">d </text:span><text:span text:style-name="T2">th</text:span><text:span text:style-name="T2">e </text:span><text:span text:style-name="T2">pi</text:span><text:span text:style-name="T2">v</text:span><text:span text:style-name="T2">ot</text:span><text:span text:style-name="T2">, </text:span><text:span text:style-name="T2">a</text:span><text:span text:style-name="T2">n</text:span><text:span text:style-name="T2">d </text:span><text:span text:style-name="T2">re</text:span><text:span text:style-name="T2">c</text:span><text:span text:style-name="T2">ur</text:span><text:span text:style-name="T2">si</text:span><text:span text:style-name="T2">v</text:span><text:span text:style-name="T2">el</text:span><text:span text:style-name="T2">y </text:span><text:span text:style-name="T2">s</text:span><text:span text:style-name="T2">or</text:span><text:span text:style-name="T2">t </text:span><text:span text:style-name="T2">th</text:span><text:span text:style-name="T2">e </text:span><text:span text:style-name="T2">p</text:span><text:span text:style-name="T2">ar</text:span><text:span text:style-name="T2">tit</text:span><text:span text:style-name="T2">io</text:span><text:span text:style-name="T2">n</text:span><text:span text:style-name="T2">s</text:span></text:p>
          </draw:text-box>
        </draw:frame>
      </draw:page>
      <draw:page draw:name="page7" draw:style-name="dp1" draw:master-page-name="Default">
        <draw:custom-shape draw:style-name="gr2" draw:text-style-name="P5" draw:layer="layout" svg:width="0.97cm" svg:height="0.999cm" svg:x="25.465cm" svg:y="5.032cm">
          <text:p text:style-name="P4"><text:span text:style-name="T6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4.495cm" svg:y="5.032cm">
          <text:p text:style-name="P4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3.542cm" svg:y="5.032cm">
          <text:p text:style-name="P4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2.572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1.637cm" svg:y="5.032cm">
          <text:p text:style-name="P4"><text:span text:style-name="T6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0.667cm" svg:y="5.032cm">
          <text:p text:style-name="P4"><text:span text:style-name="T6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9.714cm" svg:y="5.032cm">
          <text:p text:style-name="P4"><text:span text:style-name="T6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8.755cm" svg:y="5.032cm">
          <text:p text:style-name="P4"><text:span text:style-name="T6">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7.827cm" svg:y="5.032cm">
          <text:p text:style-name="P4"><text:span text:style-name="T6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6.868cm" svg:y="5.032cm">
          <text:p text:style-name="P4"><text:span text:style-name="T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5.904cm" svg:y="5.032cm">
          <text:p text:style-name="P4"><text:span text:style-name="T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945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4.017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3.058cm" svg:y="5.032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2.094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1.135cm" svg:y="5.032cm">
          <text:p text:style-name="P4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0.189cm" svg:y="5.032cm">
          <text:p text:style-name="P4"><text:span text:style-name="T6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9.219cm" svg:y="5.032cm">
          <text:p text:style-name="P4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8.266cm" svg:y="5.032cm">
          <text:p text:style-name="P4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7.296cm" svg:y="5.032cm">
          <text:p text:style-name="P4"><text:span text:style-name="T6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6.379cm" svg:y="5.032cm">
          <text:p text:style-name="P4"><text:span text:style-name="T6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5.409cm" svg:y="5.032cm">
          <text:p text:style-name="P4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4.456cm" svg:y="5.032cm">
          <text:p text:style-name="P4"><text:span text:style-name="T6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3.486cm" svg:y="5.032cm">
          <text:p text:style-name="P4"><text:span text:style-name="T6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2.523cm" svg:y="5.032cm">
          <text:p text:style-name="P4"><text:span text:style-name="T6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97cm" svg:height="0.999cm" svg:x="1.564cm" svg:y="5.032cm">
          <text:p text:style-name="P4"><text:span text:style-name="T6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2" draw:layer="layout" svg:width="0.97cm" svg:height="0.52cm" svg:x="25.475cm" svg:y="4.432cm">
          <text:p text:style-name="P6">2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24.506cm" svg:y="4.432cm">
          <text:p text:style-name="P8"><text:span text:style-name="T7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97cm" svg:height="0.52cm" svg:x="23.542cm" svg:y="4.432cm">
          <text:p text:style-name="P6">2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22.572cm" svg:y="4.432cm">
          <text:p text:style-name="P8"><text:span text:style-name="T7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21.637cm" svg:y="4.432cm">
          <text:p text:style-name="P8"><text:span text:style-name="T7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2" draw:layer="layout" svg:width="0.97cm" svg:height="0.52cm" svg:x="20.678cm" svg:y="4.432cm">
          <text:p text:style-name="P6">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9.714cm" svg:y="4.432cm">
          <text:p text:style-name="P8"><text:span text:style-name="T7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2" draw:layer="layout" svg:width="0.97cm" svg:height="0.52cm" svg:x="18.755cm" svg:y="4.432cm">
          <text:p text:style-name="P6">1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7.827cm" svg:y="4.432cm">
          <text:p text:style-name="P8"><text:span text:style-name="T7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2" draw:layer="layout" svg:width="0.97cm" svg:height="0.52cm" svg:x="16.868cm" svg:y="4.432cm">
          <text:p text:style-name="P6">1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5.904cm" svg:y="4.432cm">
          <text:p text:style-name="P8"><text:span text:style-name="T7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4.945cm" svg:y="4.432cm">
          <text:p text:style-name="P8"><text:span text:style-name="T7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layout" svg:width="0.97cm" svg:height="0.52cm" svg:x="14.017cm" svg:y="4.432cm">
          <text:p text:style-name="P6">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draw:layer="layout" svg:width="0.97cm" svg:height="0.52cm" svg:x="13.058cm" svg:y="4.432cm">
          <text:p text:style-name="P6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2.094cm" svg:y="4.432cm">
          <text:p text:style-name="P8"><text:span text:style-name="T7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11.135cm" svg:y="4.432cm">
          <text:p text:style-name="P8"><text:span text:style-name="T7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2" draw:layer="layout" svg:width="0.97cm" svg:height="0.52cm" svg:x="10.189cm" svg:y="4.432cm">
          <text:p text:style-name="P6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9.219cm" svg:y="4.432cm">
          <text:p text:style-name="P8"><text:span text:style-name="T7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8.266cm" svg:y="4.432cm">
          <text:p text:style-name="P8"><text:span text:style-name="T7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2" draw:layer="layout" svg:width="0.97cm" svg:height="0.52cm" svg:x="7.296cm" svg:y="4.432cm">
          <text:p text:style-name="P6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6.379cm" svg:y="4.432cm">
          <text:p text:style-name="P8"><text:span text:style-name="T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2" draw:layer="layout" svg:width="0.97cm" svg:height="0.52cm" svg:x="5.409cm" svg:y="4.432cm">
          <text:p text:style-name="P6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4.456cm" svg:y="4.432cm">
          <text:p text:style-name="P8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0.97cm" svg:height="0.52cm" svg:x="3.486cm" svg:y="4.432cm">
          <text:p text:style-name="P8"><text:span text:style-name="T7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draw:layer="layout" svg:width="0.97cm" svg:height="0.52cm" svg:x="2.523cm" svg:y="4.432cm">
          <text:p text:style-name="P6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0.97cm" svg:height="0.529cm" svg:x="1.556cm" svg:y="4.423cm">
          <text:p text:style-name="P10"><text:span text:style-name="T7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36cm" svg:height="0.962cm" svg:x="1.061cm" svg:y="1cm">
          <draw:text-box>
            <text:p>Heap Sort</text:p>
          </draw:text-box>
        </draw:frame>
        <draw:frame draw:style-name="gr18" draw:text-style-name="P11" draw:layer="layout" svg:width="17.706cm" svg:height="1.917cm" svg:x="1.074cm" svg:y="1.952cm">
          <draw:text-box>
            <text:p><text:span text:style-name="T2">- </text:span><text:span text:style-name="T2">U</text:span><text:span text:style-name="T2">tili</text:span><text:span text:style-name="T2">z</text:span><text:span text:style-name="T2">e</text:span><text:span text:style-name="T2">s </text:span><text:span text:style-name="T2">a </text:span><text:span text:style-name="T2">bi</text:span><text:span text:style-name="T2">n</text:span><text:span text:style-name="T2">ar</text:span><text:span text:style-name="T2">y </text:span><text:span text:style-name="T2">h</text:span><text:span text:style-name="T2">e</text:span><text:span text:style-name="T2">a</text:span><text:span text:style-name="T2">p </text:span><text:span text:style-name="T2">d</text:span><text:span text:style-name="T2">at</text:span><text:span text:style-name="T2">a </text:span><text:span text:style-name="T2">st</text:span><text:span text:style-name="T2">ru</text:span><text:span text:style-name="T2">ct</text:span><text:span text:style-name="T2">ur</text:span><text:span text:style-name="T2">e</text:span></text:p>
            <text:p><text:span text:style-name="T2">- </text:span><text:span text:style-name="T2">B</text:span><text:span text:style-name="T2">ui</text:span><text:span text:style-name="T2">ld</text:span><text:span text:style-name="T2">s </text:span><text:span text:style-name="T2">a </text:span><text:span text:style-name="T2">m</text:span><text:span text:style-name="T2">a</text:span><text:span text:style-name="T2">x </text:span><text:span text:style-name="T2">h</text:span><text:span text:style-name="T2">e</text:span><text:span text:style-name="T2">a</text:span><text:span text:style-name="T2">p </text:span><text:span text:style-name="T2">fr</text:span><text:span text:style-name="T2">o</text:span><text:span text:style-name="T2">m </text:span><text:span text:style-name="T2">th</text:span><text:span text:style-name="T2">e </text:span><text:span text:style-name="T2">in</text:span><text:span text:style-name="T2">p</text:span><text:span text:style-name="T2">ut </text:span><text:span text:style-name="T2">d</text:span><text:span text:style-name="T2">at</text:span><text:span text:style-name="T2">a </text:span><text:span text:style-name="T2">a</text:span><text:span text:style-name="T2">n</text:span><text:span text:style-name="T2">d </text:span><text:span text:style-name="T2">th</text:span><text:span text:style-name="T2">e</text:span><text:span text:style-name="T2">n </text:span><text:span text:style-name="T2">re</text:span><text:span text:style-name="T2">p</text:span><text:span text:style-name="T2">e</text:span><text:span text:style-name="T2">at</text:span><text:span text:style-name="T2">e</text:span><text:span text:style-name="T2">dl</text:span><text:span text:style-name="T2">y </text:span><text:span text:style-name="T2">e</text:span><text:span text:style-name="T2">xt</text:span><text:span text:style-name="T2">ra</text:span><text:span text:style-name="T2">ct</text:span><text:span text:style-name="T2">s </text:span><text:span text:style-name="T2">th</text:span><text:span text:style-name="T2">e </text:span><text:span text:style-name="T2">m</text:span><text:span text:style-name="T2">a</text:span><text:span text:style-name="T2">x</text:span></text:p>
            <text:p><text:span text:style-name="T2"><text:s text:c="2"/></text:span><text:span text:style-name="T2">El</text:span><text:span text:style-name="T2">e</text:span><text:span text:style-name="T2">m</text:span><text:span text:style-name="T2">e</text:span><text:span text:style-name="T2">nt </text:span><text:span text:style-name="T2">fr</text:span><text:span text:style-name="T2">o</text:span><text:span text:style-name="T2">m </text:span><text:span text:style-name="T2">th</text:span><text:span text:style-name="T2">e </text:span><text:span text:style-name="T2">h</text:span><text:span text:style-name="T2">e</text:span><text:span text:style-name="T2">a</text:span><text:span text:style-name="T2">p </text:span><text:span text:style-name="T2">a</text:span><text:span text:style-name="T2">n</text:span><text:span text:style-name="T2">d </text:span><text:span text:style-name="T2">a</text:span><text:span text:style-name="T2">d</text:span><text:span text:style-name="T2">d </text:span><text:span text:style-name="T2">to </text:span><text:span text:style-name="T2">th</text:span><text:span text:style-name="T2">e </text:span><text:span text:style-name="T2">e</text:span><text:span text:style-name="T2">n</text:span><text:span text:style-name="T2">d </text:span><text:span text:style-name="T2">of </text:span><text:span text:style-name="T2">th</text:span><text:span text:style-name="T2">e </text:span><text:span text:style-name="T2">d</text:span><text:span text:style-name="T2">at</text:span><text:span text:style-name="T2">a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0:39:44.987412900</meta:creation-date>
    <meta:generator>LibreOffice/24.2.5.2$Linux_X86_64 LibreOffice_project/420$Build-2</meta:generator>
    <dc:date>2024-07-27T22:11:30.160584235</dc:date>
    <meta:editing-duration>PT25M52S</meta:editing-duration>
    <meta:editing-cycles>4</meta:editing-cycles>
    <meta:document-statistic meta:object-count="325"/>
  </office:meta>
</office:document-meta>
</file>